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8251CD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type="double" style:text-underline-width="auto" style:text-underline-color="font-color" style:font-size-asian="24pt" style:font-size-complex="24pt"/>
    </style:style>
    <style:style style:name="P2" style:family="paragraph" style:parent-style-name="Standard">
      <style:text-properties fo:font-size="10pt" style:font-size-asian="10pt" style:font-size-complex="10pt" text:display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Condence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7" style:family="paragraph" style:parent-style-name="Condenced">
      <style:paragraph-properties fo:margin-left="0cm" fo:margin-right="0cm" fo:text-align="start" style:justify-single-word="false" fo:text-indent="0cm" style:auto-text-indent="false"/>
      <style:text-properties fo:color="#808080" style:font-name="Monospace" fo:font-size="10pt" fo:font-style="italic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bold"/>
    </style:style>
    <style:style style:name="P8" style:family="paragraph" style:parent-style-name="Condenced" style:list-style-name="L1">
      <style:paragraph-properties fo:text-align="start" style:justify-single-word="false"/>
      <style:text-properties style:font-name="Arial"/>
    </style:style>
    <style:style style:name="P9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12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fo:color="#808080"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3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fo:color="#808080"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14" style:family="paragraph" style:parent-style-name="Condenced" style:list-style-name="L1">
      <style:paragraph-properties fo:margin-left="2.54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0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21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fo:color="#808080"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3" style:family="paragraph" style:parent-style-name="Contents_20_1">
      <style:paragraph-properties>
        <style:tab-stops>
          <style:tab-stop style:position="16.565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1.058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1.058cm" fo:margin-right="0cm" fo:text-align="start" style:justify-single-word="false" fo:text-indent="0cm" style:auto-text-indent="false"/>
      <style:text-properties style:font-name="FreeSans"/>
    </style:style>
    <style:style style:name="P26" style:family="paragraph" style:parent-style-name="Heading_20_1">
      <style:text-properties fo:font-size="24pt" style:font-size-asian="24pt" style:font-size-complex="24pt"/>
    </style:style>
    <style:style style:name="P27" style:family="paragraph" style:parent-style-name="Heading_20_1">
      <style:paragraph-properties fo:text-align="start" style:justify-single-word="false"/>
    </style:style>
    <style:style style:name="P28" style:family="paragraph" style:parent-style-name="Heading_20_1" style:master-page-name="Standard">
      <style:paragraph-properties style:page-number="auto"/>
      <style:text-properties fo:font-size="24pt" style:font-size-asian="24pt" style:font-size-complex="24pt"/>
    </style:style>
    <style:style style:name="P29" style:family="paragraph" style:parent-style-name="Heading_20_1">
      <style:paragraph-properties fo:text-align="start" style:justify-single-word="false" fo:break-before="page"/>
    </style:style>
    <style:style style:name="T1" style:family="text">
      <style:text-properties style:font-name="FreeSans"/>
    </style:style>
    <style:style style:name="T2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808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808080" style:font-name="Monospace" fo:font-weight="bold" style:font-name-asian="Monospace" style:font-weight-asian="bold" style:font-name-complex="Monospace" style:font-weight-complex="bold"/>
    </style:style>
    <style:style style:name="T7" style:family="text">
      <style:text-properties fo:color="#808080" style:font-name="Monospace" fo:font-style="normal" fo:font-weight="bold" style:font-name-asian="Monospace" style:font-style-asian="normal" style:font-weight-asian="bold" style:font-name-complex="Monospace" style:font-style-complex="normal" style:font-weight-complex="bold"/>
    </style:style>
    <style:style style:name="T8" style:family="text">
      <style:text-properties fo:color="#808080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font-variant="small-caps"/>
    </style:style>
    <style:style style:name="T10" style:family="text">
      <style:text-properties fo:font-variant="small-caps" fo:font-size="18pt" fo:font-weight="bold" style:font-size-asian="18pt" style:font-weight-asian="bold" style:font-size-complex="18pt"/>
    </style:style>
    <style:style style:name="T11" style:family="text">
      <style:text-properties fo:font-size="18pt"/>
    </style:style>
    <style:style style:name="T12" style:family="text">
      <style:text-properties fo:font-weight="bold"/>
    </style:style>
    <style:style style:name="T13" style:family="text">
      <style:text-properties style:font-size-asian="18pt"/>
    </style:style>
    <style:style style:name="T14" style:family="text">
      <style:text-properties style:font-weight-asian="bold"/>
    </style:style>
    <style:style style:name="T15" style:family="text">
      <style:text-properties style:font-size-complex="1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-">
        <style:list-level-properties text:space-before="1.27cm" text:min-label-width="0.635cm"/>
        <style:text-properties style:font-name="DejaVu Sans"/>
      </text:list-level-style-bullet>
      <text:list-level-style-bullet text:level="3" text:style-name="Bullet_20_Symbols" style:num-suffix="." text:bullet-char="-">
        <style:list-level-properties text:space-before="1.905cm" text:min-label-width="0.635cm"/>
        <style:text-properties style:font-name="DejaVu Sans"/>
      </text:list-level-style-bullet>
      <text:list-level-style-bullet text:level="4" text:style-name="Bullet_20_Symbols" style:num-suffix="." text:bullet-char="-">
        <style:list-level-properties text:space-before="2.54cm" text:min-label-width="0.635cm"/>
        <style:text-properties style:font-name="DejaVu Sans"/>
      </text:list-level-style-bullet>
      <text:list-level-style-bullet text:level="5" text:style-name="Bullet_20_Symbols" style:num-suffix="." text:bullet-char="-">
        <style:list-level-properties text:space-before="3.175cm" text:min-label-width="0.635cm"/>
        <style:text-properties style:font-name="DejaVu Sans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 text:is-list-header="true"/>
      <text:h text:style-name="P26" text:outline-level="1" text:is-list-header="true"/>
      <text:p text:style-name="P1"/>
      <text:p text:style-name="P4"/>
      <text:p text:style-name="P24"><text:span text:style-name="T2">Software provisioning on cloud resources</text:span></text:p>
      <text:p text:style-name="P24"><text:span text:style-name="T2">with GridPilot</text:span><text:line-break/></text:p>
      <text:p text:style-name="P25"/>
      <text:p text:style-name="P25">Frederik Orellana</text:p>
      <text:p text:style-name="P25">Niels Bohr Institute</text:p>
      <text:p text:style-name="P25">Copenhagen University</text:p>
      <text:p text:style-name="P24"><text:span text:style-name="T1">March 2009</text:span></text:p>
      <text:h text:style-name="P29" text:outline-level="1">Introduction</text:h>
      <text:p text:style-name="P5">This note describes extensions of the software catalogue format introduced in [<text:reference-ref text:reference-format="text" text:ref-name="CATALOG">CATALOG</text:reference-ref>]. The purpose of the extensions is to allow reusing the parsing logic of GridFactory when running jobs via GridPilot on Amazon's Elastic Compute Cloud [<text:reference-ref text:reference-format="text" text:ref-name="EC2">EC2</text:reference-ref>], thus allowing provisioning software packages on EC2 instances in the TarPackage and ImagePackage formats as well as in a new, EC2 specific format, using the snapshot capabilities of Amazon's Elastic Blockstore service. The extensions amount to the introduction of two new instance package formats: “AMIPackage” and “EBSSnapshotPackage”.</text:p>
      <text:h text:style-name="Heading_20_1" text:outline-level="1">AMIPackage</text:h>
      <text:p text:style-name="P3">An AMIPackage is an instance package object describing an EC2 AMI. It has <text:s/>two mandatory blocks: “kb:manifest” and “kb:ami_id”, describing the location of the XML manifest and the AMI identifier respectively.</text:p>
      <text:p text:style-name="P3">Notice that the parent MetaPackage of an AMIPackage, describes a virtual machine and as such should contain a “kb:VirtualMachine” block. This block should in principle contain the blocks &lt;kb:service&gt;ssh&lt;/kb:service&gt; and &lt;kb:privilege&gt;administrator&lt;/kb:privilege&gt;, but in practice all AMI instances are booted with a running SSH server and root login via an SSH key. GridPilot makes the assumption that this is the case and thus these two blocks are redundant.</text:p>
      <text:h text:style-name="Heading_20_1" text:outline-level="1">EBSSnapshotPackage</text:h>
      <text:p text:style-name="P3">An EBSSnaptshotPackage is an instance package object describing an Amazon Elastic Blockstore snapshot. The volume created from such a snapshot must have the same directory layout as an unpackacked TarPackage. An EBSSnaptshotPackage has a mandatory block “kb:snapshot_id” and optionally a block “kb:mountpoint”, describing the snapshot identifier and where the volume should be mounted respectively.</text:p>
      <text:h text:style-name="Heading_20_1" text:outline-level="1">Catalogue format summary</text:h>
      <text:p text:style-name="P5">For reference, here follows a listing of all valid catalogue elements, including the newly introduced ones (emphasized):</text:p>
      <text:p text:style-name="P5"/>
      <text:list xml:id="list83206034" text:style-name="L1">
        <text:list-item>
          <text:p text:style-name="P8"><text:s/><text:span text:style-name="T4">MetaPackage</text:span><text:span text:style-name="T4"><text:line-break/></text:span></text:p>
        </text:list-item>
        <text:list-item>
          <text:p text:style-name="P9">rdf:about</text:p>
        </text:list-item>
        <text:list-item>
          <text:p text:style-name="P9">kb:description</text:p>
        </text:list-item>
        <text:list-item>
          <text:p text:style-name="P9">kb:instance</text:p>
        </text:list-item>
        <text:list-item>
          <text:p text:style-name="P10">kb:registrykey</text:p>
        </text:list-item>
        <text:list-item>
          <text:p text:style-name="P10">kb:command</text:p>
        </text:list-item>
        <text:list-item>
          <text:p text:style-name="P10">kb:provides</text:p>
        </text:list-item>
        <text:list-item>
          <text:p text:style-name="P9">kb:depends</text:p>
        </text:list-item>
        <text:list-item>
          <text:p text:style-name="P9">kb:lastupdate</text:p>
        </text:list-item>
        <text:list-item>
          <text:p text:style-name="P12">kb:tag</text:p>
        </text:list-item>
        <text:list-item>
          <text:p text:style-name="P10"><text:span text:style-name="T8">rdfs:label</text:span><text:span text:style-name="T4"><text:line-break/></text:span></text:p>
        </text:list-item>
        <text:list-item>
          <text:p text:style-name="P10">kb:VirtualMachine</text:p>
        </text:list-item>
        <text:list-item>
          <text:p text:style-name="P14">kb:os</text:p>
        </text:list-item>
        <text:list-item>
          <text:p text:style-name="P14">kb: out_port</text:p>
        </text:list-item>
        <text:list-item>
          <text:p text:style-name="P14">kb: in_port</text:p>
        </text:list-item>
        <text:list-item>
          <text:p text:style-name="P14">kb:service</text:p>
        </text:list-item>
        <text:list-item>
          <text:p text:style-name="P14">kb:privilege<text:line-break/></text:p>
        </text:list-item>
        <text:list-item>
          <text:p text:style-name="P10">kb:Requirements</text:p>
        </text:list-item>
        <text:list-item>
          <text:p text:style-name="P14">kb:mem_kb</text:p>
        </text:list-item>
        <text:list-item>
          <text:p text:style-name="P14">kb:out_port</text:p>
        </text:list-item>
        <text:list-item>
          <text:p text:style-name="P14">kb:in_port</text:p>
        </text:list-item>
        <text:list-item>
          <text:p text:style-name="P14">kb:privilege<text:line-break/></text:p>
        </text:list-item>
        <text:list-item>
          <text:p text:style-name="P15"><text:soft-page-break/><text:span text:style-name="T4">TarPackage</text:span><text:line-break/></text:p>
        </text:list-item>
        <text:list-item>
          <text:p text:style-name="P9">rdf:about</text:p>
        </text:list-item>
        <text:list-item>
          <text:p text:style-name="P9">kb:url</text:p>
        </text:list-item>
        <text:list-item>
          <text:p text:style-name="P9">kb:basesystem</text:p>
        </text:list-item>
        <text:list-item>
          <text:p text:style-name="P9">kb:depends</text:p>
        </text:list-item>
        <text:list-item>
          <text:p text:style-name="P9">kb:lastupdate</text:p>
        </text:list-item>
        <text:list-item>
          <text:p text:style-name="P10"><text:span text:style-name="T8">rdfs:label</text:span><text:line-break/></text:p>
        </text:list-item>
        <text:list-item>
          <text:p text:style-name="P16">ImagePackage<text:line-break/></text:p>
        </text:list-item>
        <text:list-item>
          <text:p text:style-name="P9">rdf:about</text:p>
        </text:list-item>
        <text:list-item>
          <text:p text:style-name="P9">kb:url</text:p>
        </text:list-item>
        <text:list-item>
          <text:p text:style-name="P9">kb:basesystem</text:p>
        </text:list-item>
        <text:list-item>
          <text:p text:style-name="P9">kb:depends</text:p>
        </text:list-item>
        <text:list-item>
          <text:p text:style-name="P9">kb:lastupdate</text:p>
        </text:list-item>
        <text:list-item>
          <text:p text:style-name="P19">kb:mountpoint</text:p>
        </text:list-item>
        <text:list-item>
          <text:p text:style-name="P21"><text:span text:style-name="T5">rdfs:label</text:span><text:span text:style-name="T5"><text:line-break/></text:span></text:p>
        </text:list-item>
        <text:list-item>
          <text:p text:style-name="P17"><text:span text:style-name="T3">AMIPackage</text:span><text:line-break/></text:p>
        </text:list-item>
        <text:list-item>
          <text:p text:style-name="P11">rdf:about</text:p>
        </text:list-item>
        <text:list-item>
          <text:p text:style-name="P11">kb:url</text:p>
        </text:list-item>
        <text:list-item>
          <text:p text:style-name="P11">kb:basesystem</text:p>
        </text:list-item>
        <text:list-item>
          <text:p text:style-name="P11">kb:depends</text:p>
        </text:list-item>
        <text:list-item>
          <text:p text:style-name="P11">kb:lastupdate</text:p>
        </text:list-item>
        <text:list-item>
          <text:p text:style-name="P20">kb:ami_id</text:p>
        </text:list-item>
        <text:list-item>
          <text:p text:style-name="P20">kb:manifest</text:p>
        </text:list-item>
        <text:list-item>
          <text:p text:style-name="P13">rdfs:label</text:p>
        </text:list-item>
      </text:list>
      <text:p text:style-name="P7"/>
      <text:list xml:id="list540703638" text:continue-numbering="true" text:style-name="L1">
        <text:list-item>
          <text:p text:style-name="P17"><text:span text:style-name="T3">EBSSnapshotPackage</text:span><text:line-break/></text:p>
        </text:list-item>
        <text:list-item>
          <text:p text:style-name="P11">rdf:about</text:p>
        </text:list-item>
        <text:list-item>
          <text:p text:style-name="P11">kb:url</text:p>
        </text:list-item>
        <text:list-item>
          <text:p text:style-name="P11">kb:basesystem</text:p>
        </text:list-item>
        <text:list-item>
          <text:p text:style-name="P11">kb:depends</text:p>
        </text:list-item>
        <text:list-item>
          <text:p text:style-name="P11">kb:lastupdate</text:p>
        </text:list-item>
        <text:list-item>
          <text:p text:style-name="P11">kb:snapshot_id</text:p>
        </text:list-item>
        <text:list-item>
          <text:p text:style-name="P20">kb:mountpoint</text:p>
        </text:list-item>
        <text:list-item>
          <text:p text:style-name="P21"><text:span text:style-name="T7">rdfs:label</text:span><text:span text:style-name="T6"><text:line-break/></text:span></text:p>
        </text:list-item>
        <text:list-item>
          <text:p text:style-name="P18">BaseSystem<text:line-break/></text:p>
        </text:list-item>
        <text:list-item>
          <text:p text:style-name="P19">rdf:about</text:p>
        </text:list-item>
        <text:list-item>
          <text:p text:style-name="P9">kb:description</text:p>
        </text:list-item>
        <text:list-item>
          <text:p text:style-name="P9">kb:lastupdate</text:p>
        </text:list-item>
        <text:list-item>
          <text:p text:style-name="P22">rdfs:label</text:p>
        </text:list-item>
        <text:list-item>
          <text:p text:style-name="P12">kb:url</text:p>
        </text:list-item>
      </text:list>
      <text:p text:style-name="P6"/>
      <text:p text:style-name="P3">The grayed-out elements are not used by GridPilot and their use is discouraged.</text:p>
      <text:h text:style-name="P27" text:outline-level="1">Bibliography</text:h>
      <text:p text:style-name="P5"><text:reference-mark-start text:name="CATALOG"/>CATALOG<text:reference-mark-end text:name="CATALOG"/>, Frederik Orellana, “Software provisioning and virtualisation for grid services”, <text:span text:style-name="T3">in preparation</text:span></text:p>
      <text:p text:style-name="P5"><text:reference-mark-start text:name="GRIDFACTORY"/>GRIDFACTORY<text:reference-mark-end text:name="GRIDFACTORY"/>, Frederik Orellana, “GridFactory – a virtualised compute system for distributed clusters”, <text:span text:style-name="T3">in preparation</text:span></text:p>
      <text:p text:style-name="P5"><text:reference-mark-start text:name="GRIDPILOT"/>GRIDPILOT<text:reference-mark-end text:name="GRIDPILOT"/>, Frederik Orellana, “GridPilot – a graphical front-end to distributed compute systems”, <text:span text:style-name="T3">in preparation</text:span></text:p>
      <text:p text:style-name="P5"><text:reference-mark-start text:name="EC2"/>EC2<text:reference-mark-end text:name="EC2"/>, Amazon Elastic Compute Cloud, <text:a xlink:type="simple" xlink:href="http://aws.amazon.com/ec2/">http://aws.amazon.com/ec2/</text:a> </text:p>
      <text:p text:style-name="P2"><text:bookmark-start text:name="_PictureBullets"/><draw:frame draw:style-name="fr1" draw:name="graphics1" text:anchor-type="as-char" svg:width="0.397cm" svg:height="0.397cm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align="justify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-3.175cm" fo:margin-right="0cm" fo:margin-top="0.423cm" fo:margin-bottom="0.106cm" fo:text-align="justify" style:justify-single-word="false" fo:text-indent="0cm" style:auto-text-indent="false" style:page-number="auto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-1.219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508cm" fo:text-indent="0cm" style:auto-text-indent="false" text:number-lines="true" text:line-number="0">
        <style:tab-stops>
          <style:tab-stop style:position="1.376cm"/>
          <style:tab-stop style:position="16.665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50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501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501cm" style:auto-text-indent="false"/>
    </style:style>
    <style:style style:name="Text_20_1" style:display-name="Text 1" style:family="paragraph" style:parent-style-name="Standard">
      <style:paragraph-properties fo:margin-left="0.85cm" fo:margin-right="0cm" fo:margin-top="0.212cm" fo:margin-bottom="0.423cm" fo:text-align="justify" style:justify-single-word="false" fo:text-indent="0.501cm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.423cm" fo:text-align="justify" style:justify-single-word="false" fo:keep-together="always" fo:text-indent="0.501cm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list-style-name="WW8Num13">
      <style:paragraph-properties fo:margin-left="-2.325cm" fo:margin-right="0cm" fo:margin-top="0cm" fo:margin-bottom="0.423cm" fo:text-indent="0cm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1.27cm" fo:margin-right="0cm" fo:text-indent="-1.27cm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1cm" fo:margin-right="0cm" fo:margin-top="0.423cm" fo:margin-bottom="0.106cm" fo:text-indent="-1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635cm" fo:margin-bottom="0.212cm"/>
      <style:text-properties fo:font-size="16pt" style:font-size-asian="16pt"/>
    </style:style>
    <style:style style:name="radiooptionswbox" style:family="paragraph" style:parent-style-name="radiooptions">
      <style:paragraph-properties fo:margin-left="0cm" fo:margin-right="0cm" fo:margin-top="0.106cm" fo:margin-bottom="0cm" fo:text-indent="0cm" style:auto-text-indent="false"/>
    </style:style>
    <style:style style:name="radiobuttonswbox" style:family="paragraph" style:parent-style-name="radiobuttons">
      <style:paragraph-properties fo:margin-top="0.106cm" fo:margin-bottom="0cm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cm" fo:margin-right="0cm" fo:margin-top="0.212cm" fo:margin-bottom="0.423cm" fo:text-align="justify" style:justify-single-word="false" fo:text-indent="0cm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cm" fo:margin-right="0.991cm" fo:hyphenation-ladder-count="no-limit" fo:text-indent="0.501cm" style:auto-text-indent="false" fo:padding-left="0.141cm" fo:padding-right="0cm" fo:padding-top="0.035cm" fo:padding-bottom="0.035cm" fo:border="0.018cm solid #000000">
        <style:tab-stops>
          <style:tab-stop style:position="15.24cm"/>
        </style:tab-stops>
      </style:paragraph-properties>
      <style:text-properties fo:font-variant="small-caps" fo:letter-spacing="-0.004cm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3.501cm" fo:margin-right="0cm" fo:margin-top="0.847cm" fo:margin-bottom="0cm" fo:text-indent="-3.501cm" style:auto-text-indent="false">
        <style:tab-stops>
          <style:tab-stop style:position="1cm"/>
          <style:tab-stop style:position="1.499cm"/>
          <style:tab-stop style:position="6.5cm"/>
          <style:tab-stop style:position="7.751cm"/>
          <style:tab-stop style:position="8.5cm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35cm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>
      <style:paragraph-properties fo:margin-left="0cm" fo:margin-right="0cm" fo:text-indent="0cm" style:auto-text-indent="false"/>
    </style:style>
    <style:style style:name="CellTitle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4cm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space-before="3.175cm" text:min-label-width="1.016cm"/>
      </text:outline-level-style>
      <text:outline-level-style text:level="3" style:num-format="1" text:display-levels="3">
        <style:list-level-properties text:space-before="1.27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7cm" fo:margin-right="1.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1.905cm" fo:margin-right="2.03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.27cm" fo:margin-bottom="1.27cm" fo:margin-left="3.2cm" fo:margin-right="3.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Zoe Ketselidou</meta:initial-creator>
    <meta:creation-date>2006-08-18T01:33:00</meta:creation-date>
    <dc:date>2009-05-01T12:46:36</dc:date>
    <meta:print-date>2006-08-17T20:05:00</meta:print-date>
    <dc:language>en-US</dc:language>
    <meta:editing-cycles>1501</meta:editing-cycles>
    <meta:editing-duration>PT188H21M38S</meta:editing-duration>
    <dc:creator>Frederik Orellana</dc:creator>
    <meta:document-statistic meta:table-count="0" meta:image-count="1" meta:object-count="0" meta:page-count="3" meta:paragraph-count="82" meta:word-count="474" meta:character-count="3177"/>
    <meta:user-defined meta:name="Info 1"/>
    <meta:user-defined meta:name="Info 2"/>
    <meta:user-defined meta:name="Info 3"/>
    <meta:user-defined meta:name="Info 4"/>
    <meta:user-defined meta:name="_AdHocReviewCycleID">941176465</meta:user-defined>
    <meta:user-defined meta:name="_AuthorEmail">Michalis.KETSELIDIS@cec.eu.int</meta:user-defined>
    <meta:user-defined meta:name="_AuthorEmailDisplayName">KETSELIDIS Michalis (RELEX)</meta:user-defined>
    <meta:user-defined meta:name="_EmailSubject">Reporting - Coord guidance notes draft v1</meta:user-defined>
    <meta:user-defined meta:name="_PreviousAdHocReviewCycleID">-1752461228</meta:user-defined>
    <meta:user-defined meta:name="_ReviewingToolsShownOnce"/>
  </office:meta>
</office:document-meta>
</file>